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2647c" officeooo:paragraph-rsid="0012647c"/>
    </style:style>
    <style:style style:name="P2" style:family="paragraph" style:parent-style-name="Preformatted_20_Text">
      <style:text-properties fo:font-size="16pt" officeooo:rsid="0012647c" officeooo:paragraph-rsid="0012647c" style:font-size-asian="16pt" style:font-size-complex="16pt"/>
    </style:style>
    <style:style style:name="P3" style:family="paragraph" style:parent-style-name="Preformatted_20_Text">
      <style:text-properties fo:font-size="13.6999998092651pt" officeooo:rsid="0012647c" officeooo:paragraph-rsid="0012647c" style:font-size-asian="12pt" style:font-size-complex="13.6999998092651pt"/>
    </style:style>
    <style:style style:name="P4" style:family="paragraph" style:parent-style-name="Preformatted_20_Text">
      <style:text-properties fo:font-size="13.6999998092651pt" officeooo:rsid="0013f638" officeooo:paragraph-rsid="0013f638" style:font-size-asian="12pt" style:font-size-complex="13.6999998092651pt"/>
    </style:style>
    <style:style style:name="P5" style:family="paragraph" style:parent-style-name="Preformatted_20_Text">
      <style:text-properties fo:font-size="13.6999998092651pt" officeooo:rsid="00150749" officeooo:paragraph-rsid="00150749" style:font-size-asian="12pt" style:font-size-complex="13.6999998092651pt"/>
    </style:style>
    <style:style style:name="P6" style:family="paragraph" style:parent-style-name="Preformatted_20_Text">
      <style:text-properties fo:font-size="13.6999998092651pt" officeooo:rsid="00150749" officeooo:paragraph-rsid="00164e46" style:font-size-asian="12pt" style:font-size-complex="13.6999998092651pt"/>
    </style:style>
    <style:style style:name="P7" style:family="paragraph" style:parent-style-name="Preformatted_20_Text">
      <style:text-properties fo:font-size="13.6999998092651pt" officeooo:rsid="00164e46" officeooo:paragraph-rsid="00164e46" style:font-size-asian="12pt" style:font-size-complex="13.6999998092651pt"/>
    </style:style>
    <style:style style:name="P8" style:family="paragraph" style:parent-style-name="Preformatted_20_Text">
      <style:text-properties fo:font-size="13.6999998092651pt" officeooo:rsid="0016f735" officeooo:paragraph-rsid="0016f735" style:font-size-asian="12pt" style:font-size-complex="13.6999998092651pt"/>
    </style:style>
    <style:style style:name="P9" style:family="paragraph" style:parent-style-name="Preformatted_20_Text">
      <style:text-properties fo:font-size="13.6999998092651pt" officeooo:rsid="001812ce" officeooo:paragraph-rsid="001812ce" style:font-size-asian="12pt" style:font-size-complex="13.6999998092651pt"/>
    </style:style>
    <style:style style:name="P10" style:family="paragraph" style:parent-style-name="Preformatted_20_Text">
      <style:text-properties fo:font-size="13.6999998092651pt" officeooo:rsid="0019ec2f" officeooo:paragraph-rsid="0019ec2f" style:font-size-asian="12pt" style:font-size-complex="13.6999998092651pt"/>
    </style:style>
    <style:style style:name="P11" style:family="paragraph" style:parent-style-name="Preformatted_20_Text">
      <style:text-properties fo:font-size="13.6999998092651pt" officeooo:rsid="0019ec2f" officeooo:paragraph-rsid="001d03ce" style:font-size-asian="12pt" style:font-size-complex="13.6999998092651pt"/>
    </style:style>
    <style:style style:name="P12" style:family="paragraph" style:parent-style-name="Preformatted_20_Text">
      <style:text-properties fo:font-size="13.6999998092651pt" officeooo:rsid="001d6c41" officeooo:paragraph-rsid="001d6c41" style:font-size-asian="12pt" style:font-size-complex="13.6999998092651pt"/>
    </style:style>
    <style:style style:name="P13" style:family="paragraph" style:parent-style-name="Preformatted_20_Text">
      <style:text-properties fo:font-size="13.6999998092651pt" officeooo:rsid="001f0ddf" officeooo:paragraph-rsid="001f0ddf" style:font-size-asian="12pt" style:font-size-complex="13.6999998092651pt"/>
    </style:style>
    <style:style style:name="P14" style:family="paragraph" style:parent-style-name="Preformatted_20_Text">
      <style:paragraph-properties fo:margin-top="0cm" fo:margin-bottom="0.499cm" loext:contextual-spacing="false"/>
    </style:style>
    <style:style style:name="P15" style:family="paragraph" style:parent-style-name="Preformatted_20_Text">
      <style:text-properties fo:font-size="13.6999998092651pt" officeooo:rsid="0020f375" officeooo:paragraph-rsid="0020f375" style:font-size-asian="12pt" style:font-size-complex="13.6999998092651pt"/>
    </style:style>
    <style:style style:name="P16" style:family="paragraph" style:parent-style-name="Preformatted_20_Text">
      <style:text-properties fo:font-size="16pt" officeooo:rsid="00221b5e" officeooo:paragraph-rsid="00221b5e" style:font-size-asian="16pt" style:font-size-complex="16pt"/>
    </style:style>
    <style:style style:name="P17" style:family="paragraph" style:parent-style-name="Preformatted_20_Text">
      <style:text-properties fo:font-size="17.1000003814697pt" officeooo:rsid="00221b5e" officeooo:paragraph-rsid="00221b5e" style:font-size-asian="15pt" style:font-size-complex="17.1000003814697pt"/>
    </style:style>
    <style:style style:name="P18" style:family="paragraph" style:parent-style-name="Preformatted_20_Text">
      <style:text-properties officeooo:paragraph-rsid="00221b5e"/>
    </style:style>
    <style:style style:name="P19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3f638"/>
    </style:style>
    <style:style style:name="T2" style:family="text">
      <style:text-properties officeooo:rsid="00164e46"/>
    </style:style>
    <style:style style:name="T3" style:family="text">
      <style:text-properties officeooo:rsid="0019ec2f"/>
    </style:style>
    <style:style style:name="T4" style:family="text">
      <style:text-properties officeooo:rsid="001baea5"/>
    </style:style>
    <style:style style:name="T5" style:family="text">
      <style:text-properties officeooo:rsid="0023c1e3"/>
    </style:style>
    <style:style style:name="T6" style:family="text">
      <style:text-properties officeooo:rsid="002544ff"/>
    </style:style>
    <style:style style:name="T7" style:family="text">
      <style:text-properties fo:font-size="17.1000003814697pt" officeooo:rsid="00221b5e" style:font-size-asian="15pt" style:font-size-complex="17.100000381469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实验1</text:p>
      <text:p text:style-name="P1"/>
      <text:p text:style-name="P1">在物理机系统上你可以通过使用[Ctrl]+[Alt]+[F1]～[F6]进行切换，不当你切换到其中一个终端后想要切换回图形界面，你可以按下[Ctrl]+[Alt]+[F7]来完成。</text:p>
      <text:p text:style-name="P1"/>
      <text:p text:style-name="P1">创建一个文件 touch filename filename file_{1..10}_name</text:p>
      <text:p text:style-name="P1">进入目录 cd /name/</text:p>
      <text:p text:style-name="P1">查看当前目录名 pwd</text:p>
      <text:p text:style-name="P1"/>
      <text:p text:style-name="P1">打印 echo “ ”</text:p>
      <text:p text:style-name="P1"/>
      <text:p text:style-name="P1">补全 Tab</text:p>
      <text:p text:style-name="P1"/>
      <text:p text:style-name="P1">查看当前目录内容 ls</text:p>
      <text:p text:style-name="P1"/>
      <text:p text:style-name="P1">查看帮助 ls –help</text:p>
      <text:p text:style-name="P1"/>
      <text:p text:style-name="P1">强制终止程序 Ctrl+c</text:p>
      <text:p text:style-name="P1"/>
      <text:p text:style-name="P1">Ctrl+d</text:p>
      <text:p text:style-name="P1">键盘输入结束或退出终端</text:p>
      <text:p text:style-name="P1">Ctrl+s</text:p>
      <text:p text:style-name="P1">暂停当前程序，暂停后按下任意键恢复运行</text:p>
      <text:p text:style-name="P1">Ctrl+z</text:p>
      <text:p text:style-name="P1">将当前程序放到后台运行，恢复到前台为命令fg</text:p>
      <text:p text:style-name="P1">Ctrl+a</text:p>
      <text:p text:style-name="P1">将光标移至输入行头，相当于Home键</text:p>
      <text:p text:style-name="P1">Ctrl+e</text:p>
      <text:p text:style-name="P1">将光标移至输入行末，相当于End键</text:p>
      <text:p text:style-name="P1">Ctrl+k</text:p>
      <text:p text:style-name="P1">删除从光标所在位置到行末</text:p>
      <text:p text:style-name="P1">Alt+Backspace</text:p>
      <text:p text:style-name="P1">向前删除一个单词</text:p>
      <text:p text:style-name="P1">Shift+PgUp</text:p>
      <text:p text:style-name="P1">将终端显示向上滚动</text:p>
      <text:p text:style-name="P1">Shift+PgDn</text:p>
      <text:p text:style-name="P1">将终端显示向下滚动</text:p>
      <text:p text:style-name="P1"/>
      <text:p text:style-name="P1"/>
      <text:p text:style-name="P1">找文件 find</text:p>
      <text:p text:style-name="P1"/>
      <text:p text:style-name="P1">通配符 × ？</text:p>
      <text:p text:style-name="P1"/>
      <text:p text:style-name="P1">Shell 常用通配符：</text:p>
      <text:p text:style-name="P1">字符</text:p>
      <text:p text:style-name="P1">含义</text:p>
      <text:p text:style-name="P1">*</text:p>
      <text:p text:style-name="P1">匹配 0 或多个字符</text:p>
      <text:p text:style-name="P1">?</text:p>
      <text:p text:style-name="P1">匹配任意一个字符</text:p>
      <text:p text:style-name="P1">[list]</text:p>
      <text:p text:style-name="P1">匹配 list 中的任意单一字符</text:p>
      <text:p text:style-name="P1">[!list]</text:p>
      <text:p text:style-name="P1">匹配 除list 中的任意单一字符以外的字符</text:p>
      <text:p text:style-name="P1">[c1-c2]</text:p>
      <text:p text:style-name="P1">匹配 c1-c2 中的任意单一字符 如：[0-9] [a-z]</text:p>
      <text:p text:style-name="P1">{string1,string2,...}</text:p>
      <text:p text:style-name="P1">匹配 string1 或 string2 (或更多)其一字符串</text:p>
      <text:p text:style-name="P1">{c1..c2}</text:p>
      <text:p text:style-name="P1">匹配 c1-c2 中全部字符 如{1..10}</text:p>
      <text:p text:style-name="P1"/>
      <text:p text:style-name="P1"><text:soft-page-break/></text:p>
      <text:p text:style-name="P1">调用手册寻求帮助 man &lt;command_name&gt;</text:p>
      <text:p text:style-name="P1"/>
      <text:p text:style-name="P1">通常情况下，man 手册里面的内容都是英文的，这就要求你有一定的英文基础。man 手册的内容很多，涉及了 Linux 使用过程中的方方面面。为了便于查找，man 手册被进行了分册（分区段）处理，在 Research UNIX、BSD、OS X 和 Linux 中，手册通常被分为8个区段，安排如下：</text:p>
      <text:p text:style-name="P1">区段</text:p>
      <text:p text:style-name="P1">说明</text:p>
      <text:p text:style-name="P1">1</text:p>
      <text:p text:style-name="P1">一般命令</text:p>
      <text:p text:style-name="P1">2</text:p>
      <text:p text:style-name="P1">系统调用</text:p>
      <text:p text:style-name="P1">3</text:p>
      <text:p text:style-name="P1">库函数，涵盖了C标准函数库</text:p>
      <text:p text:style-name="P1">4</text:p>
      <text:p text:style-name="P1">特殊文件（通常是/dev中的设备）和驱动程序</text:p>
      <text:p text:style-name="P1">5</text:p>
      <text:p text:style-name="P1">文件格式和约定</text:p>
      <text:p text:style-name="P1">6</text:p>
      <text:p text:style-name="P1">游戏和屏保</text:p>
      <text:p text:style-name="P1">7</text:p>
      <text:p text:style-name="P1">杂项</text:p>
      <text:p text:style-name="P1">8</text:p>
      <text:p text:style-name="P1">系统管理命令和守护进程</text:p>
      <text:p text:style-name="P1">要查看相应区段的内容，就在 man 后面加上相应区段的数字即可，如：man 1 ls</text:p>
      <text:p text:style-name="P1"/>
      <text:p text:style-name="P1">字符串转字符图 banner sprint 安装 sudo apt-get update <text:s/>然后 <text:s text:c="2"/>sudo apt-get install sysvbanner</text:p>
      <text:p text:style-name="P1"/>
      <text:p text:style-name="P1">实验2</text:p>
      <text:p text:style-name="P1">查看用户 who am I 或 who mom likes 当前用户whoami </text:p>
      <text:p text:style-name="P1">pts/0表示 为终端/序号</text:p>
      <text:p text:style-name="P1"/>
      <text:p text:style-name="P1">who 命令其它常用参数</text:p>
      <text:p text:style-name="P1">参数</text:p>
      <text:p text:style-name="P1">说明</text:p>
      <text:p text:style-name="P1">-a</text:p>
      <text:p text:style-name="P1">打印能打印的全部</text:p>
      <text:p text:style-name="P1">-d</text:p>
      <text:p text:style-name="P1">打印死掉的进程</text:p>
      <text:p text:style-name="P1">-m</text:p>
      <text:p text:style-name="P1">同am i,mom likes</text:p>
      <text:p text:style-name="P1">-q</text:p>
      <text:p text:style-name="P1">打印当前登录用户数及用户名</text:p>
      <text:p text:style-name="P1">-u</text:p>
      <text:p text:style-name="P1">打印当前登录用户登录信息</text:p>
      <text:p text:style-name="P1">-r</text:p>
      <text:p text:style-name="P1">打印运行等级</text:p>
      <text:p text:style-name="P1"/>
      <text:p text:style-name="P1"/>
      <text:p text:style-name="P1"/>
      <text:p text:style-name="P1">sudo 这个命令创建用户需要 root 权限，不过使用这个命令有两个大前提，一是你要知道当前登录用户的密码，二是当前用户必须在 sudo 用户组。</text:p>
      <text:p text:style-name="P1"/>
      <text:p text:style-name="P1">新建用户 sudo adduser name</text:p>
      <text:p text:style-name="P1">切换用户 su -l name</text:p>
      <text:p text:style-name="P1">退出用户 exit 或 Ctrl+d</text:p>
      <text:p text:style-name="P1">查看用户组 </text:p>
      <text:p text:style-name="P1">方法一：roups name</text:p>
      <text:p text:style-name="P1">每次新建用户如果不指定用户组的话，默认会自动创建一个与用户名相同的用户组（差不多就相当于家长的意思，或者说是老总）。</text:p>
      <text:p text:style-name="P1"><text:soft-page-break/>方法二：cat /etc/group | sort 或者过滤 cat /etc/group | grep -E “name”</text:p>
      <text:p text:style-name="P1">格式如下：group_name:password:GID:user_list </text:p>
      <text:p text:style-name="P1">将其他用户加入sudo用户组 </text:p>
      <text:p text:style-name="P1">切换至su -l name</text:p>
      <text:p text:style-name="P1">使用sudo组命令sudo ls 发现不是sudo组</text:p>
      <text:p text:style-name="P1">切至su sudoname</text:p>
      <text:p text:style-name="P1">groups name</text:p>
      <text:p text:style-name="P1">加入sudo usermod -G sudo name</text:p>
      <text:p text:style-name="P1">groups name</text:p>
      <text:p text:style-name="P1">删除用户 sudo deluser name –remove-home</text:p>
      <text:p text:style-name="P1"/>
      <text:p text:style-name="P1"/>
      <text:p text:style-name="P1">使用较长格式列出文件 ls -l</text:p>
      <text:p text:style-name="P1">格式含义：文件类型和权限 + 链接数 + 所有者 + 用户组 +大小 + 修改日期 + 文件名</text:p>
      <text:p text:style-name="P1">其中文件类型和格式：文件类型 +所有者权限+用户组权限+其他用户权限</text:p>
      <text:p text:style-name="P1">文件类型：目录d 软连接l 块设备b 字符设备c socket s 管道 p 普通文件 -</text:p>
      <text:p text:style-name="P1">权限：允许读 r 允许写w 允许执行 x 允许读和执行r-x 允许读写执行 rwx</text:p>
      <text:p text:style-name="P1">关于文件类型，这里有一点你必需时刻牢记 Linux 里面一切皆文件，正因为这一点才有了设备文件（ /dev 目录下有各种设备文件，大都跟具体的硬件设备相关）这一说。 socket：网络套接字，具体是什么，感兴趣的用户可以自己去了解或期待实验楼的后续相关课程。pipe 管道，这个东西很重要，我们以后将会讨论到，这里你先知道有它的存在即可。软链接文件：链接文件是分为两种的，另一种当然是“硬链接”（硬链接不常用，具体内容不作为本课程讨论重点，而软链接等同于 Windows 上的快捷方式,你记住这一点就够了</text:p>
      <text:p text:style-name="P1">链接数 :链接到该文件所在的 inode 结点的文件名数目（关于这个概念涉及到 Linux 文件系统的相关概念知识，不在本课程的讨论范围，感兴趣的用户可以自己去了解）。</text:p>
      <text:p text:style-name="P1">文件大小 :以 inode 结点大小为单位来表示的文件大小，你可以给 ls 加上 -lh 参数来更直观的查看文件的大小。</text:p>
      <text:p text:style-name="P1"/>
      <text:p text:style-name="P1"/>
      <text:p text:style-name="P1">显示除了 .（当前目录）和 ..（上一级目录）之外的所有文件，包括隐藏文件（Linux 下以 . 开头的文件为隐藏文件） ls -A</text:p>
      <text:p text:style-name="P1">同时使用 -A 和 -l 参数：ls -Al</text:p>
      <text:p text:style-name="P1">查看某一个目录的完整属性，而不是显示目录里面的文件属性：ls -dl &lt;name.txt&gt;</text:p>
      <text:p text:style-name="P1"/>
      <text:p text:style-name="P1">显示所有文件大小，并以普通人类能看懂的方式呈现：ls -AsSh <text:s text:c="5"/>其中小 s 为显示文件大小，大 S 为按文件大小排序，若需要知道如何按其它方式排序，请使用“man”命令查询。</text:p>
      <text:p text:style-name="P1"/>
      <text:p text:style-name="P1">变更文件所有者 ：root身份下 </text:p>
      <text:p text:style-name="P1">cd /home/name1</text:p>
      <text:p text:style-name="P1">ls nametxt</text:p>
      <text:p text:style-name="P1">变更 sudo chown name2 nametxt</text:p>
      <text:p text:style-name="P1">修改文件权限</text:p>
      <text:p text:style-name="P1">方法一：二进制法 自用： chmod 700 nametxt </text:p>
      <text:p text:style-name="P1">方法二：加减赋值操作： chmod go-rw nametxt</text:p>
      <text:p text:style-name="P1">g、o 还有 u 分别表示 group、others 和 user，+ 和 – 分别表示增加和去掉相应的权限。</text:p>
      <text:p text:style-name="P1"/>
      <text:p text:style-name="P1">adduser 和 useradd 的区别是什么？</text:p>
      <text:p text:style-name="P1">答：useradd 只创建用户，创建完了用 passwd lilei 去设置新用户的密码。adduser 会创建用户，创建目录，创建密码（提示你设置），做这一系列的操作。其实 useradd、userdel 这类操作更像是一种命令，执行完了就返回。而 adduser 更像是一种程序，需要你输入、确定等一系列操作。</text:p>
      <text:p text:style-name="P1"/>
      <text:p text:style-name="P1"/>
      <text:p text:style-name="P2">实验3：</text:p>
      <text:p text:style-name="P3">设置文件 /<text:span text:style-name="T1">etc</text:span></text:p>
      <text:p text:style-name="P4">可执行文件 /bin和/sbin</text:p>
      <text:p text:style-name="P4"/>
      <text:p text:style-name="P4">系统文件 /var/log</text:p>
      <text:p text:style-name="P4">共享数据文件 /usr/share</text:p>
      <text:p text:style-name="P4"/>
      <text:p text:style-name="P5"><text:soft-page-break/>所有文件目录 tree /</text:p>
      <text:p text:style-name="P5"/>
      <text:p text:style-name="P5">进入上一级目录：cd ..</text:p>
      <text:p text:style-name="P5">进入你的home目录：cd ~</text:p>
      <text:p text:style-name="P5">获取当前路径：pwd</text:p>
      <text:p text:style-name="P5"/>
      <text:p text:style-name="P5">绝对路径：/开头</text:p>
      <text:p text:style-name="P5">相对路径：.（有时可省略） .. 开头</text:p>
      <text:p text:style-name="P5"/>
      <text:p text:style-name="P5">新建文件：touch</text:p>
      <text:p text:style-name="P6">新建目录：mkdir</text:p>
      <text:p text:style-name="P6">使用-p参数同时创建父目录: mkdir -p <text:span text:style-name="T2">fatcher</text:span>/<text:span text:style-name="T2">fatch</text:span>/<text:span text:style-name="T2">file</text:span></text:p>
      <text:p text:style-name="P5"/>
      <text:p text:style-name="P5">复制文件：cp <text:span text:style-name="T2">file</text:span> name/name/name</text:p>
      <text:p text:style-name="P7">复制目录：cp -r fathername file</text:p>
      <text:p text:style-name="P7"/>
      <text:p text:style-name="P7">删除文件：rm file</text:p>
      <text:p text:style-name="P7">忽略只读权限删除：rm -f file</text:p>
      <text:p text:style-name="P8">删除目录：rm -r family</text:p>
      <text:p text:style-name="P8"/>
      <text:p text:style-name="P9">移动文件：mv 源目录文件 目的目录</text:p>
      <text:p text:style-name="P9">重命名：<text:span text:style-name="T3">mv 旧文件名 新文件名</text:span></text:p>
      <text:p text:style-name="P9">批量重命名：<text:span text:style-name="T3">rename ‘正则’*.后缀</text:span></text:p>
      <text:p text:style-name="P9"/>
      <text:p text:style-name="P10">正序查看文件：cat</text:p>
      <text:p text:style-name="P11">显示行号：cat -n family </text:p>
      <text:p text:style-name="P11">或更专业的<text:span text:style-name="T4">nl -b a file</text:span></text:p>
      <text:p text:style-name="P10"><text:span text:style-name="Source_20_Text">-b : 指定添加行号的方式，主要有两种：</text:span></text:p>
      <text:p text:style-name="Preformatted_20_Text"><text:span text:style-name="Source_20_Text"><text:s text:c="4"/>-b a:表示无论是否为空行，同样列出行号("cat -n"就是这种方式)</text:span></text:p>
      <text:p text:style-name="Preformatted_20_Text"><text:span text:style-name="Source_20_Text"><text:s text:c="4"/>-b t:只列出非空行的编号并列出（默认为这种方式）</text:span></text:p>
      <text:p text:style-name="Preformatted_20_Text"><text:span text:style-name="Source_20_Text">-n : 设置行号的样式，主要有三种：</text:span></text:p>
      <text:p text:style-name="Preformatted_20_Text"><text:span text:style-name="Source_20_Text"><text:s text:c="4"/>-n ln:在行号字段最左端显示</text:span></text:p>
      <text:p text:style-name="Preformatted_20_Text"><text:span text:style-name="Source_20_Text"><text:s text:c="4"/>-n rn:在行号字段最右边显示，且不加 0</text:span></text:p>
      <text:p text:style-name="Preformatted_20_Text"><text:span text:style-name="Source_20_Text"><text:s text:c="4"/>-n rz:在行号字段最右边显示，且加 0</text:span></text:p>
      <text:p text:style-name="P14"><text:span text:style-name="Source_20_Text">-w : 行号字段占用的位数(默认为 6 位)</text:span></text:p>
      <text:p text:style-name="P10">倒序查看文件：tac</text:p>
      <text:p text:style-name="P10"/>
      <text:p text:style-name="P12">分页查看文件：more 和 less</text:p>
      <text:p text:style-name="P12"/>
      <text:p text:style-name="P13">查看文件头几行：head 和 tail</text:p>
      <text:p text:style-name="P13"/>
      <text:p text:style-name="P13">查看文件类型：file</text:p>
      <text:p text:style-name="P13"/>
      <text:p text:style-name="P15">vim学习：vimtutor</text:p>
      <text:p text:style-name="P15"/>
      <text:p text:style-name="P16"/>
      <text:p text:style-name="P16"><text:soft-page-break/>实验5</text:p>
      <text:p text:style-name="P16"/>
      <text:p text:style-name="P17">查看磁盘容量 df 或 df -h(-h查看更容易理解）</text:p>
      <text:p text:style-name="P17"/>
      <text:p text:style-name="P17">查看目录容量 <text:span text:style-name="T5">du 或 du -h</text:span></text:p>
      <text:p text:style-name="P17"><text:s text:c="4"/>只查看一级目录 <text:span text:style-name="T5">du -h -d 0 ~</text:span></text:p>
      <text:p text:style-name="P17"><text:s text:c="4"/>查看二级目录 <text:span text:style-name="T5">du -h -d 1 ~</text:span></text:p>
      <text:p text:style-name="P17"/>
      <text:p text:style-name="P18"><text:span text:style-name="T7"><text:s text:c="4"/>常用参数 </text:span><text:span text:style-name="Source_20_Text">du -h #同--human-readable 以K，M，G为单位，提高信息的可读性。</text:span></text:p>
      <text:p text:style-name="Preformatted_20_Text"><text:span text:style-name="Source_20_Text"><text:s text:c="17"/>du -a #同--all 显示目录中所有文件的大小。</text:span></text:p>
      <text:p text:style-name="P14"><text:span text:style-name="Source_20_Text"><text:s text:c="17"/>du -s #同--summarize 仅显示总计，只列出最后加总的值。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3T14:56:56.121313709</dc:date>
    <meta:editing-duration>PT48M4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5" meta:paragraph-count="172" meta:word-count="2325" meta:character-count="3724" meta:non-whitespace-character-count="3341"/>
  </office:meta>
</office:document-meta>
</file>